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8.3in" table:align="margins"/>
    </style:style>
    <style:style style:name="Table3.A" style:family="table-column">
      <style:table-column-properties style:column-width="1.3833in" style:rel-column-width="10922*"/>
    </style:style>
    <style:style style:name="Table3.F" style:family="table-column">
      <style:table-column-properties style:column-width="1.3833in" style:rel-column-width="10925*"/>
    </style:style>
    <style:style style:name="Table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2" style:family="table">
      <style:table-properties style:width="8.1042in" table:align="left"/>
    </style:style>
    <style:style style:name="Table2.A" style:family="table-column">
      <style:table-column-properties style:column-width="0.5389in"/>
    </style:style>
    <style:style style:name="Table2.B" style:family="table-column">
      <style:table-column-properties style:column-width="0.9542in"/>
    </style:style>
    <style:style style:name="Table2.C" style:family="table-column">
      <style:table-column-properties style:column-width="0.7986in"/>
    </style:style>
    <style:style style:name="Table2.D" style:family="table-column">
      <style:table-column-properties style:column-width="2in"/>
    </style:style>
    <style:style style:name="Table2.E" style:family="table-column">
      <style:table-column-properties style:column-width="0.6875in"/>
    </style:style>
    <style:style style:name="Table2.F" style:family="table-column">
      <style:table-column-properties style:column-width="3.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88824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8882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8506b" officeooo:paragraph-rsid="0058506b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643ca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f416f" officeooo:paragraph-rsid="0058506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6e6124" officeooo:paragraph-rsid="006e6124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officeooo:paragraph-rsid="00688824"/>
    </style:style>
    <style:style style:name="P8" style:family="paragraph" style:parent-style-name="Standard">
      <style:paragraph-properties fo:text-align="start" style:justify-single-word="false"/>
      <style:text-properties style:font-name="DejaVu Sans Condensed" officeooo:paragraph-rsid="005a29f2"/>
    </style:style>
    <style:style style:name="P9" style:family="paragraph" style:parent-style-name="Standard">
      <style:text-properties style:font-name="DejaVu Sans Condensed" officeooo:rsid="006b4b35" officeooo:paragraph-rsid="006b4b35"/>
    </style:style>
    <style:style style:name="P10" style:family="paragraph" style:parent-style-name="Standard">
      <style:text-properties style:font-name="DejaVu Sans Condensed" officeooo:rsid="005b8d1d" officeooo:paragraph-rsid="005b8d1d"/>
    </style:style>
    <style:style style:name="P11" style:family="paragraph" style:parent-style-name="Standard">
      <style:text-properties style:font-name="DejaVu Sans Condensed" officeooo:rsid="005a29f2" officeooo:paragraph-rsid="005a29f2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style="normal" fo:font-weight="bold" officeooo:rsid="006e6124" officeooo:paragraph-rsid="006e6124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b4b35" officeooo:paragraph-rsid="006b4b35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72684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0088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9d9bd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592ec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939b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a29f2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5592ec" officeooo:paragraph-rsid="006e612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5592ec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8">
      <style:paragraph-properties fo:text-align="start" style:justify-single-word="false"/>
      <style:text-properties style:font-name="DejaVu Sans Condensed" fo:font-size="12pt" fo:font-style="normal" fo:font-weight="normal" officeooo:rsid="005592ec" officeooo:paragraph-rsid="006e6124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13">
      <style:paragraph-properties fo:text-align="start" style:justify-single-word="false"/>
      <style:text-properties style:font-name="DejaVu Sans Condensed" fo:font-size="12pt" fo:font-style="normal" fo:font-weight="normal" officeooo:rsid="005592ec" officeooo:paragraph-rsid="006e6124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7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6e6124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9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6e6124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12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6e6124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14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6e6124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font-name="DejaVu Sans Condensed" fo:font-size="12pt" fo:font-style="normal" fo:font-weight="normal" officeooo:rsid="006e6124" officeooo:paragraph-rsid="006e6124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style:font-name="DejaVu Sans Condensed" fo:font-size="12pt" fo:font-style="normal" style:text-underline-style="none" fo:font-weight="normal" officeooo:rsid="005592ec" officeooo:paragraph-rsid="006e6124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style="normal" style:text-underline-style="none" fo:font-weight="normal" officeooo:rsid="005592ec" officeooo:paragraph-rsid="006e6124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15">
      <style:paragraph-properties fo:text-align="start" style:justify-single-word="false"/>
      <style:text-properties style:font-name="DejaVu Sans Condensed" fo:font-size="12pt" fo:font-style="normal" style:text-underline-style="none" fo:font-weight="normal" officeooo:rsid="005592ec" officeooo:paragraph-rsid="006e6124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6e6124" officeooo:paragraph-rsid="006e6124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a29f2" officeooo:paragraph-rsid="005b8d1d" style:font-size-asian="12pt" style:font-weight-asian="normal" style:font-size-complex="12pt" style:font-weight-complex="normal"/>
    </style:style>
    <style:style style:name="P37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5a29f2" officeooo:paragraph-rsid="006e6124" style:font-size-asian="12pt" style:font-weight-asian="normal" style:font-size-complex="12pt" style:font-weight-complex="normal"/>
    </style:style>
    <style:style style:name="P38" style:family="paragraph" style:parent-style-name="Standard" style:list-style-name="L12">
      <style:paragraph-properties fo:text-align="start" style:justify-single-word="false"/>
      <style:text-properties style:font-name="DejaVu Sans Condensed" fo:font-size="12pt" fo:font-weight="normal" officeooo:rsid="005a29f2" officeooo:paragraph-rsid="006e6124" style:font-size-asian="12pt" style:font-weight-asian="normal" style:font-size-complex="12pt" style:font-weight-complex="normal"/>
    </style:style>
    <style:style style:name="P39" style:family="paragraph" style:parent-style-name="Standard" style:list-style-name="L11">
      <style:paragraph-properties fo:text-align="start" style:justify-single-word="false"/>
      <style:text-properties style:font-name="DejaVu Sans Condensed" fo:font-style="normal" officeooo:rsid="006e6124" officeooo:paragraph-rsid="006e6124" style:font-style-asian="normal" style:font-style-complex="normal"/>
    </style:style>
    <style:style style:name="P40" style:family="paragraph" style:parent-style-name="Standard" style:list-style-name="L16">
      <style:paragraph-properties fo:text-align="start" style:justify-single-word="false"/>
      <style:text-properties style:font-name="DejaVu Sans Condensed" fo:font-style="normal" officeooo:paragraph-rsid="006e6124" style:font-style-asian="normal" style:font-style-complex="normal"/>
    </style:style>
    <style:style style:name="P41" style:family="paragraph" style:parent-style-name="Standard">
      <style:paragraph-properties fo:text-align="start" style:justify-single-word="false"/>
      <style:text-properties style:font-name="DejaVu Sans Condensed" fo:font-weight="bold" officeooo:rsid="006e6124" officeooo:paragraph-rsid="006e6124" style:font-weight-asian="bold" style:font-weight-complex="bold"/>
    </style:style>
    <style:style style:name="P42" style:family="paragraph" style:parent-style-name="Standard">
      <style:text-properties style:font-name="DejaVu Sans Condensed" fo:font-weight="bold" officeooo:rsid="006e6124" officeooo:paragraph-rsid="006e6124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6e6124" officeooo:paragraph-rsid="006e6124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e6124" style:font-weight-asian="bold" style:font-weight-complex="bold"/>
    </style:style>
    <style:style style:name="T3" style:family="text">
      <style:text-properties style:text-line-through-style="none" style:text-line-through-type="none" fo:font-size="12pt" fo:font-style="normal" fo:font-weight="normal" officeooo:rsid="00680088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text-line-through-style="none" style:text-line-through-type="none" fo:font-size="12pt" fo:font-style="normal" fo:font-weight="normal" officeooo:rsid="0061e2da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text-line-through-style="none" style:text-line-through-type="none" fo:font-size="12pt" fo:font-style="normal" fo:font-weight="normal" officeooo:rsid="0059d9bd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line-through-style="none" style:text-line-through-type="none"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officeooo:rsid="005a29f2"/>
    </style:style>
    <style:style style:name="T8" style:family="text">
      <style:text-properties officeooo:rsid="0057e4e3"/>
    </style:style>
    <style:style style:name="T9" style:family="text">
      <style:text-properties officeooo:rsid="0059d9bd"/>
    </style:style>
    <style:style style:name="T10" style:family="text">
      <style:text-properties officeooo:rsid="0061e2da"/>
    </style:style>
    <style:style style:name="T11" style:family="text">
      <style:text-properties officeooo:rsid="0035db3e"/>
    </style:style>
    <style:style style:name="T12" style:family="text">
      <style:text-properties officeooo:rsid="006b4b35"/>
    </style:style>
    <style:style style:name="T13" style:family="text">
      <style:text-properties officeooo:rsid="006e6124"/>
    </style:style>
    <style:style style:name="T14" style:family="text">
      <style:text-properties fo:font-size="12pt" fo:font-weight="bold" officeooo:rsid="00458b01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49207d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641325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2fddd4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455015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58506b" style:font-size-asian="12pt" style:font-weight-asian="bold" style:font-size-complex="12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1">1<text:span text:style-name="T11">xx</text:span> - Controls</text:p>
          </table:table-cell>
          <table:table-cell table:style-name="Table3.B1" office:value-type="string">
            <text:p text:style-name="P2">2xx - Ground</text:p>
          </table:table-cell>
          <table:table-cell table:style-name="Table3.C1" office:value-type="string">
            <text:p text:style-name="P2">3xx - Flight</text:p>
          </table:table-cell>
          <table:table-cell table:style-name="Table3.B1" office:value-type="string">
            <text:p text:style-name="P2">4xx - A2A</text:p>
          </table:table-cell>
          <table:table-cell table:style-name="Table3.B1" office:value-type="string">
            <text:p text:style-name="P2">5xx - A2G</text:p>
          </table:table-cell>
          <table:table-cell table:style-name="Table3.F1" office:value-type="string">
            <text:p text:style-name="P2">6xx - Misc</text:p>
          </table:table-cell>
        </table:table-row>
      </table:table>
      <text:p text:style-name="P7"><text:span text:style-name="T14">3</text:span><text:span text:style-name="T15">0</text:span><text:span text:style-name="T16">3</text:span><text:span text:style-name="T17"> - </text:span><text:span text:style-name="T18">Flight - </text:span><text:span text:style-name="T19">Radios</text:span></text:p>
      <text:p text:style-name="P4"/>
      <text:p text:style-name="P3">Radi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41">COM</text:p>
          </table:table-cell>
          <table:table-cell table:style-name="Table2.A1" office:value-type="string">
            <text:p text:style-name="P43">Name</text:p>
          </table:table-cell>
          <table:table-cell table:style-name="Table2.A1" office:value-type="string">
            <text:p text:style-name="P43">Band</text:p>
          </table:table-cell>
          <table:table-cell table:style-name="Table2.A1" office:value-type="string">
            <text:p text:style-name="P43">Freq range</text:p>
          </table:table-cell>
          <table:table-cell table:style-name="Table2.A1" office:value-type="string">
            <text:p text:style-name="P42">AM/FM</text:p>
          </table:table-cell>
          <table:table-cell table:style-name="Table2.F1" office:value-type="string">
            <text:p text:style-name="P42">Notes</text:p>
          </table:table-cell>
        </table:table-row>
        <table:table-row>
          <table:table-cell table:style-name="Table2.A2" office:value-type="string">
            <text:p text:style-name="P8"><text:span text:style-name="T3">COM</text:span><text:span text:style-name="T4">1</text:span></text:p>
          </table:table-cell>
          <table:table-cell table:style-name="Table2.A2" office:value-type="string">
            <text:p text:style-name="P13">ARC-210</text:p>
          </table:table-cell>
          <table:table-cell table:style-name="Table2.A2" office:value-type="string">
            <text:p text:style-name="P14"><text:span text:style-name="T9">V</text:span>HF<text:span text:style-name="T12">/UHF</text:span></text:p>
          </table:table-cell>
          <table:table-cell table:style-name="Table2.A2" office:value-type="string">
            <text:p text:style-name="P13">??</text:p>
          </table:table-cell>
          <table:table-cell table:style-name="Table2.A2" office:value-type="string">
            <text:p text:style-name="P9">??</text:p>
          </table:table-cell>
          <table:table-cell table:style-name="Table2.F2" office:value-type="string">
            <text:p text:style-name="P10"><text:span text:style-name="T12">Forward</text:span> radio in stack</text:p>
          </table:table-cell>
        </table:table-row>
        <table:table-row>
          <table:table-cell table:style-name="Table2.A2" office:value-type="string">
            <text:p text:style-name="P15">COM<text:span text:style-name="T10">2</text:span></text:p>
          </table:table-cell>
          <table:table-cell table:style-name="Table2.A2" office:value-type="string">
            <text:p text:style-name="P16">ARC-164</text:p>
          </table:table-cell>
          <table:table-cell table:style-name="Table2.A2" office:value-type="string">
            <text:p text:style-name="P8"><text:span text:style-name="T5">U</text:span><text:span text:style-name="T6">HF</text:span></text:p>
          </table:table-cell>
          <table:table-cell table:style-name="Table2.A2" office:value-type="string">
            <text:p text:style-name="P17">225.000 <text:span text:style-name="T8">to</text:span> 399.975 MHz</text:p>
          </table:table-cell>
          <table:table-cell table:style-name="Table2.A2" office:value-type="string">
            <text:p text:style-name="P18">AM</text:p>
          </table:table-cell>
          <table:table-cell table:style-name="Table2.F2" office:value-type="string">
            <text:p text:style-name="P19">Middle radio in stack</text:p>
          </table:table-cell>
        </table:table-row>
        <table:table-row>
          <table:table-cell table:style-name="Table2.A2" office:value-type="string">
            <text:p text:style-name="P20">COM<text:span text:style-name="T10">3</text:span></text:p>
          </table:table-cell>
          <table:table-cell table:style-name="Table2.A2" office:value-type="string">
            <text:p text:style-name="P16">ARC-<text:span text:style-name="T7">186(V)</text:span></text:p>
          </table:table-cell>
          <table:table-cell table:style-name="Table2.A2" office:value-type="string">
            <text:p text:style-name="P14"><text:span text:style-name="T9">V</text:span>HF</text:p>
          </table:table-cell>
          <table:table-cell table:style-name="Table2.A2" office:value-type="string">
            <text:p text:style-name="P17"><text:span text:style-name="T7">116</text:span>.000 <text:span text:style-name="T8">to</text:span> <text:span text:style-name="T7">151</text:span>.<text:span text:style-name="T7">975</text:span> MHz</text:p>
          </table:table-cell>
          <table:table-cell table:style-name="Table2.A2" office:value-type="string">
            <text:p text:style-name="P11">FM</text:p>
          </table:table-cell>
          <table:table-cell table:style-name="Table2.F2" office:value-type="string">
            <text:p text:style-name="P10"><text:span text:style-name="T12">Aft</text:span> radio in stack</text:p>
          </table:table-cell>
        </table:table-row>
      </table:table>
      <text:p text:style-name="P6">ARC-210</text:p>
      <text:list xml:id="list1385087327" text:style-name="L1">
        <text:list-item>
          <text:p text:style-name="P21">Using manual frequencies:</text:p>
        </text:list-item>
      </text:list>
      <text:list text:style-name="L2">
        <text:list-item>
          <text:list>
            <text:list-item>
              <text:p text:style-name="P25">Set <text:span text:style-name="T2">Secondary Switch knob</text:span><text:span text:style-name="T13"> to </text:span><text:span text:style-name="T1">MAN</text:span><text:span text:style-name="T13">.</text:span></text:p>
            </text:list-item>
            <text:list-item>
              <text:p text:style-name="P36">Set frequency with tuning knobs.</text:p>
            </text:list-item>
          </text:list>
        </text:list-item>
      </text:list>
      <text:list text:style-name="L3">
        <text:list-item>
          <text:p text:style-name="P22">Using preset frequencies:</text:p>
        </text:list-item>
      </text:list>
      <text:list text:style-name="L4">
        <text:list-item>
          <text:list>
            <text:list-item>
              <text:p text:style-name="P26">Set <text:span text:style-name="T2">Secondary Switch knob</text:span><text:span text:style-name="T13"> to </text:span><text:span text:style-name="T2">PRST</text:span><text:span text:style-name="T13">.</text:span></text:p>
            </text:list-item>
            <text:list-item>
              <text:p text:style-name="P26">Select preset channel with <text:span text:style-name="T13">"channel" knob</text:span>.</text:p>
            </text:list-item>
          </text:list>
        </text:list-item>
      </text:list>
      <text:list text:style-name="L5">
        <text:list-item>
          <text:p text:style-name="P32">Changing preset frequencies:</text:p>
        </text:list-item>
      </text:list>
      <text:list text:style-name="L6">
        <text:list-item>
          <text:list>
            <text:list-item>
              <text:p text:style-name="P31">TODO</text:p>
            </text:list-item>
          </text:list>
        </text:list-item>
      </text:list>
      <text:p text:style-name="P6">ARC-164</text:p>
      <text:list xml:id="list215657358689734" text:continue-list="list1385087327" text:style-name="L1">
        <text:list-item>
          <text:p text:style-name="P21">Using manual frequencies:</text:p>
        </text:list-item>
      </text:list>
      <text:list text:style-name="L7">
        <text:list-item>
          <text:list>
            <text:list-item>
              <text:p text:style-name="P27">Set <text:span text:style-name="T2">Frequency Mode Dial knob</text:span><text:span text:style-name="T13"> to </text:span><text:span text:style-name="T1">M</text:span><text:span text:style-name="T2">NL</text:span><text:span text:style-name="T13">.</text:span></text:p>
            </text:list-item>
            <text:list-item>
              <text:p text:style-name="P37">Set frequency with tuning knobs.</text:p>
            </text:list-item>
          </text:list>
        </text:list-item>
      </text:list>
      <text:list text:style-name="L8">
        <text:list-item>
          <text:p text:style-name="P23">Using preset frequencies:</text:p>
        </text:list-item>
      </text:list>
      <text:list text:style-name="L9">
        <text:list-item>
          <text:list>
            <text:list-item>
              <text:p text:style-name="P28">Set <text:span text:style-name="T2">Frequency Mode Dial knob</text:span><text:span text:style-name="T13"> to </text:span><text:span text:style-name="T2">PRESET</text:span><text:span text:style-name="T13">.</text:span></text:p>
            </text:list-item>
            <text:list-item>
              <text:p text:style-name="P28">Select preset channel with <text:span text:style-name="T13">Channel Selector knob</text:span>.</text:p>
            </text:list-item>
          </text:list>
        </text:list-item>
      </text:list>
      <text:list text:style-name="L10">
        <text:list-item>
          <text:p text:style-name="P33">Changing preset frequencies:</text:p>
        </text:list-item>
      </text:list>
      <text:list text:style-name="L11">
        <text:list-item>
          <text:list>
            <text:list-item>
              <text:p text:style-name="P39">TODO</text:p>
            </text:list-item>
          </text:list>
        </text:list-item>
      </text:list>
      <text:p text:style-name="P12">ARC-186(V)</text:p>
      <text:list xml:id="list215656491961390" text:continue-list="list215657358689734" text:style-name="L1">
        <text:list-item>
          <text:p text:style-name="P21">Using manual frequencies:</text:p>
        </text:list-item>
      </text:list>
      <text:list text:style-name="L12">
        <text:list-item>
          <text:list>
            <text:list-item>
              <text:p text:style-name="P29">Set <text:span text:style-name="T2">Frequency Selection Dial knob</text:span><text:span text:style-name="T13"> to </text:span><text:span text:style-name="T2">MAN</text:span><text:span text:style-name="T13">.</text:span></text:p>
            </text:list-item>
            <text:list-item>
              <text:p text:style-name="P38">Set frequency with tuning knobs.</text:p>
            </text:list-item>
          </text:list>
        </text:list-item>
      </text:list>
      <text:list text:style-name="L13">
        <text:list-item>
          <text:p text:style-name="P24">Using preset frequencies:</text:p>
        </text:list-item>
      </text:list>
      <text:list text:style-name="L14">
        <text:list-item>
          <text:list>
            <text:list-item>
              <text:p text:style-name="P30">Set <text:span text:style-name="T2">Frequency Selection Dial knob</text:span><text:span text:style-name="T13"> to </text:span><text:span text:style-name="T2">PRE</text:span><text:span text:style-name="T13">.</text:span></text:p>
            </text:list-item>
            <text:list-item>
              <text:p text:style-name="P30">Select preset channel with <text:span text:style-name="T13">toothed wheel</text:span>.</text:p>
            </text:list-item>
          </text:list>
        </text:list-item>
      </text:list>
      <text:list text:style-name="L15">
        <text:list-item>
          <text:p text:style-name="P34">Changing preset frequencies:</text:p>
        </text:list-item>
      </text:list>
      <text:list text:style-name="L16">
        <text:list-item>
          <text:list>
            <text:list-item>
              <text:p text:style-name="P40">TODO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5-02-11T21:56:55.300000000</dc:date>
    <meta:editing-duration>PT9H46M3S</meta:editing-duration>
    <meta:editing-cycles>83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59" meta:word-count="195" meta:character-count="1047" meta:non-whitespace-character-count="935"/>
  </office:meta>
</office:document-meta>
</file>